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1a7f" officeooo:paragraph-rsid="001c1a7f"/>
    </style:style>
    <style:style style:name="P2" style:family="paragraph" style:parent-style-name="Standard">
      <style:text-properties officeooo:rsid="001c1a7f" officeooo:paragraph-rsid="001c1a7f"/>
    </style:style>
    <style:style style:name="P3" style:family="paragraph" style:parent-style-name="Preformatted_20_Text">
      <style:text-properties officeooo:rsid="001c1a7f" officeooo:paragraph-rsid="0022e44c"/>
    </style:style>
    <style:style style:name="P4" style:family="paragraph" style:parent-style-name="Standard">
      <style:text-properties officeooo:rsid="001c1a7f" officeooo:paragraph-rsid="0022e44c"/>
    </style:style>
    <style:style style:name="P5" style:family="paragraph" style:parent-style-name="Preformatted_20_Text">
      <style:text-properties officeooo:rsid="001ed5ec" officeooo:paragraph-rsid="001ed5ec"/>
    </style:style>
    <style:style style:name="P6" style:family="paragraph" style:parent-style-name="Standard">
      <style:text-properties officeooo:rsid="001ed5ec" officeooo:paragraph-rsid="001ed5ec"/>
    </style:style>
    <style:style style:name="P7" style:family="paragraph" style:parent-style-name="Preformatted_20_Text">
      <style:text-properties officeooo:rsid="001ed5ec" officeooo:paragraph-rsid="0022e44c"/>
    </style:style>
    <style:style style:name="P8" style:family="paragraph" style:parent-style-name="Standard">
      <style:text-properties officeooo:rsid="001ed5ec" officeooo:paragraph-rsid="0022e44c"/>
    </style:style>
    <style:style style:name="P9" style:family="paragraph" style:parent-style-name="Standard">
      <style:text-properties officeooo:rsid="0016ea96" officeooo:paragraph-rsid="0016ea96"/>
    </style:style>
    <style:style style:name="P10" style:family="paragraph" style:parent-style-name="Standard">
      <style:text-properties officeooo:rsid="0016ea96" officeooo:paragraph-rsid="0019c171"/>
    </style:style>
    <style:style style:name="P11" style:family="paragraph" style:parent-style-name="Standard">
      <style:text-properties fo:color="#c9211e" loext:opacity="100%" officeooo:rsid="0032cf8c" officeooo:paragraph-rsid="0032cf8c"/>
    </style:style>
    <style:style style:name="P12" style:family="paragraph" style:parent-style-name="Standard">
      <style:text-properties fo:color="#c9211e" loext:opacity="100%" officeooo:rsid="0032cf8c" officeooo:paragraph-rsid="00333278"/>
    </style:style>
    <style:style style:name="P13" style:family="paragraph" style:parent-style-name="Standard">
      <style:text-properties officeooo:paragraph-rsid="00183216"/>
    </style:style>
    <style:style style:name="P14" style:family="paragraph" style:parent-style-name="Standard">
      <style:text-properties officeooo:paragraph-rsid="0019c171"/>
    </style:style>
    <style:style style:name="P15" style:family="paragraph" style:parent-style-name="Standard">
      <style:paragraph-properties fo:break-before="page"/>
      <style:text-properties officeooo:paragraph-rsid="0019c171"/>
    </style:style>
    <style:style style:name="P16" style:family="paragraph" style:parent-style-name="Standard">
      <style:text-properties officeooo:rsid="0019c171" officeooo:paragraph-rsid="0019c171"/>
    </style:style>
    <style:style style:name="P17" style:family="paragraph" style:parent-style-name="Standard">
      <style:text-properties officeooo:rsid="0019c171" officeooo:paragraph-rsid="001b4638"/>
    </style:style>
    <style:style style:name="P18" style:family="paragraph" style:parent-style-name="Standard">
      <style:text-properties officeooo:rsid="0019c171" officeooo:paragraph-rsid="00279f69"/>
    </style:style>
    <style:style style:name="P19" style:family="paragraph" style:parent-style-name="Standard">
      <style:text-properties officeooo:rsid="001b4638" officeooo:paragraph-rsid="001b4638"/>
    </style:style>
    <style:style style:name="P20" style:family="paragraph" style:parent-style-name="Standard">
      <style:text-properties officeooo:paragraph-rsid="001b4638"/>
    </style:style>
    <style:style style:name="P21" style:family="paragraph" style:parent-style-name="Standard">
      <style:text-properties officeooo:rsid="00183216" officeooo:paragraph-rsid="0019c171"/>
    </style:style>
    <style:style style:name="P22" style:family="paragraph" style:parent-style-name="Standard">
      <style:text-properties officeooo:rsid="00232642" officeooo:paragraph-rsid="00232642"/>
    </style:style>
    <style:style style:name="P23" style:family="paragraph" style:parent-style-name="Standard">
      <style:text-properties officeooo:rsid="00232642" officeooo:paragraph-rsid="00279f69"/>
    </style:style>
    <style:style style:name="P24" style:family="paragraph" style:parent-style-name="Standard">
      <style:text-properties officeooo:rsid="0025eff9" officeooo:paragraph-rsid="0025eff9"/>
    </style:style>
    <style:style style:name="P25" style:family="paragraph" style:parent-style-name="Standard">
      <style:text-properties officeooo:rsid="0025eff9" officeooo:paragraph-rsid="00279f69"/>
    </style:style>
    <style:style style:name="P26" style:family="paragraph" style:parent-style-name="Standard">
      <style:text-properties officeooo:rsid="00279f69" officeooo:paragraph-rsid="00279f69"/>
    </style:style>
    <style:style style:name="P27" style:family="paragraph" style:parent-style-name="Standard">
      <style:text-properties officeooo:rsid="002bbc6c" officeooo:paragraph-rsid="002bbc6c"/>
    </style:style>
    <style:style style:name="P28" style:family="paragraph" style:parent-style-name="Standard">
      <style:text-properties officeooo:rsid="002c2cf5" officeooo:paragraph-rsid="002c2cf5"/>
    </style:style>
    <style:style style:name="P29" style:family="paragraph" style:parent-style-name="Standard">
      <style:text-properties fo:color="#000000" loext:opacity="100%" officeooo:rsid="0032cf8c" officeooo:paragraph-rsid="00333278"/>
    </style:style>
    <style:style style:name="P30" style:family="paragraph" style:parent-style-name="Standard">
      <style:text-properties fo:color="#000000" loext:opacity="100%" officeooo:rsid="0032cf8c" officeooo:paragraph-rsid="0032cf8c"/>
    </style:style>
    <style:style style:name="P31" style:family="paragraph" style:parent-style-name="Standard">
      <style:text-properties fo:color="#000000" loext:opacity="100%" officeooo:rsid="0037ff06" officeooo:paragraph-rsid="0037ff06"/>
    </style:style>
    <style:style style:name="P32" style:family="paragraph" style:parent-style-name="Standard">
      <style:text-properties fo:color="#000000" loext:opacity="100%" officeooo:rsid="003a5eb4" officeooo:paragraph-rsid="003a5eb4"/>
    </style:style>
    <style:style style:name="P33" style:family="paragraph" style:parent-style-name="Standard">
      <style:text-properties fo:color="#000000" loext:opacity="100%" officeooo:rsid="0016ea96" officeooo:paragraph-rsid="0016ea96"/>
    </style:style>
    <style:style style:name="P34" style:family="paragraph" style:parent-style-name="Standard">
      <style:text-properties fo:color="#000000" loext:opacity="100%" officeooo:rsid="0016ea96" officeooo:paragraph-rsid="003b23ac"/>
    </style:style>
    <style:style style:name="P35" style:family="paragraph" style:parent-style-name="Standard">
      <style:text-properties fo:color="#000000" loext:opacity="100%" officeooo:rsid="0016ea96" officeooo:paragraph-rsid="003d162c"/>
    </style:style>
    <style:style style:name="P36" style:family="paragraph" style:parent-style-name="Standard">
      <style:text-properties fo:color="#000000" loext:opacity="100%" officeooo:rsid="003b23ac" officeooo:paragraph-rsid="003b23ac"/>
    </style:style>
    <style:style style:name="P37" style:family="paragraph" style:parent-style-name="Standard">
      <style:text-properties fo:color="#000000" loext:opacity="100%" officeooo:rsid="003d162c" officeooo:paragraph-rsid="003d162c"/>
    </style:style>
    <style:style style:name="P38" style:family="paragraph" style:parent-style-name="Standard">
      <style:text-properties fo:color="#000000" loext:opacity="100%"/>
    </style:style>
    <style:style style:name="P39" style:family="paragraph" style:parent-style-name="Standard">
      <style:text-properties officeooo:rsid="00421e8c" officeooo:paragraph-rsid="00421e8c"/>
    </style:style>
    <style:style style:name="T1" style:family="text">
      <style:text-properties officeooo:rsid="001673c0"/>
    </style:style>
    <style:style style:name="T2" style:family="text">
      <style:text-properties officeooo:rsid="00183216"/>
    </style:style>
    <style:style style:name="T3" style:family="text">
      <style:text-properties officeooo:rsid="0019c171"/>
    </style:style>
    <style:style style:name="T4" style:family="text">
      <style:text-properties officeooo:rsid="001b4638"/>
    </style:style>
    <style:style style:name="T5" style:family="text">
      <style:text-properties officeooo:rsid="001d3033"/>
    </style:style>
    <style:style style:name="T6" style:family="text">
      <style:text-properties officeooo:rsid="001e4bd5"/>
    </style:style>
    <style:style style:name="T7" style:family="text">
      <style:text-properties officeooo:rsid="0022e44c"/>
    </style:style>
    <style:style style:name="T8" style:family="text">
      <style:text-properties officeooo:rsid="0025eff9"/>
    </style:style>
    <style:style style:name="T9" style:family="text">
      <style:text-properties officeooo:rsid="00279f69"/>
    </style:style>
    <style:style style:name="T10" style:family="text">
      <style:text-properties officeooo:rsid="002c1e52"/>
    </style:style>
    <style:style style:name="T11" style:family="text">
      <style:text-properties officeooo:rsid="00333278"/>
    </style:style>
    <style:style style:name="T12" style:family="text">
      <style:text-properties officeooo:rsid="003b23ac"/>
    </style:style>
    <style:style style:name="T13" style:family="text">
      <style:text-properties officeooo:rsid="003b79b5"/>
    </style:style>
    <style:style style:name="T14" style:family="text">
      <style:text-properties officeooo:rsid="003d162c"/>
    </style:style>
    <style:style style:name="T15" style:family="text">
      <style:text-properties officeooo:rsid="003e51c7"/>
    </style:style>
    <style:style style:name="T16" style:family="text">
      <style:text-properties officeooo:rsid="003fa19e"/>
    </style:style>
    <style:style style:name="T17" style:family="text">
      <style:text-properties officeooo:rsid="00412df1"/>
    </style:style>
    <style:style style:name="T18" style:family="text">
      <style:text-properties officeooo:rsid="00421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UBNETTING</text:p>
      <text:p text:style-name="Standard"/>
      <text:p text:style-name="Standard">PC1&gt; ip 10.73.0.1/18 10.73.63.254</text:p>
      <text:p text:style-name="Standard"/>
      <text:p text:style-name="Standard">PC<text:span text:style-name="T1">2</text:span>&gt; ip 10.73.0.<text:span text:style-name="T1">2</text:span>/18 10.73.63.25<text:span text:style-name="T17">4</text:span></text:p>
      <text:p text:style-name="Standard"/>
      <text:p text:style-name="Standard">PC<text:span text:style-name="T1">3</text:span>&gt; ip 10.73.0.<text:span text:style-name="T1">3</text:span>/18 10.73.63.25<text:span text:style-name="T17">4</text:span></text:p>
      <text:p text:style-name="Standard"/>
      <text:p text:style-name="Standard">PC4 : 10.73.64.1 255.255.224.0 gateway 10.73.95.254</text:p>
      <text:p text:style-name="Standard"/>
      <text:p text:style-name="Standard">PC5 : 10.73.64.2 255.255.224.0 gateway 10.73.64.25<text:span text:style-name="T16">4</text:span></text:p>
      <text:p text:style-name="Standard"/>
      <text:p text:style-name="Standard">PC6 : 10.73.64.3 255.255.224.0 gateway 10.73.64.25<text:span text:style-name="T16">4</text:span></text:p>
      <text:p text:style-name="Standard"/>
      <text:p text:style-name="Standard">PC7 : 10.73.96.1 255.255.248.0 gateway 10.73.96.254</text:p>
      <text:p text:style-name="Standard"/>
      <text:p text:style-name="Standard">PC8 : 10.73.96.2 255.255.248.0 gateway 10.73.96.25<text:span text:style-name="T16">4</text:span></text:p>
      <text:p text:style-name="Standard"/>
      <text:p text:style-name="Standard">PC9 : 10.73.96.3 255.255.248.0 gateway 10.73.96.25<text:span text:style-name="T16">4</text:span></text:p>
      <text:p text:style-name="Standard"/>
      <text:p text:style-name="P38"/>
      <text:p text:style-name="P33">LACP</text:p>
      <text:p text:style-name="P33"/>
      <text:p text:style-name="P36">SW1, <text:span text:style-name="T13">SW2, SW3</text:span>:</text:p>
      <text:p text:style-name="P33">interface GigabitEthernet 0/0</text:p>
      <text:p text:style-name="P33">channel-group 1 mode active</text:p>
      <text:p text:style-name="P34">interface GigabitEthernet 0/<text:span text:style-name="T12">2</text:span></text:p>
      <text:p text:style-name="P34">channel-group 1 mode active</text:p>
      <text:p text:style-name="P34">interface GigabitEthernet 0/<text:span text:style-name="T12">1</text:span></text:p>
      <text:p text:style-name="P34">channel-group <text:span text:style-name="T12">2</text:span> mode active</text:p>
      <text:p text:style-name="P34">interface GigabitEthernet 0/<text:span text:style-name="T12">3</text:span></text:p>
      <text:p text:style-name="P34">channel-group <text:span text:style-name="T12">2</text:span> mode active</text:p>
      <text:p text:style-name="P34"/>
      <text:p text:style-name="P37">SW-R1, SW-R2:</text:p>
      <text:p text:style-name="P35">interface GigabitEthernet <text:span text:style-name="T14">0</text:span>/0</text:p>
      <text:p text:style-name="P35">channel-group 1 mode active</text:p>
      <text:p text:style-name="P35">interface GigabitEthernet <text:span text:style-name="T14">2</text:span>/<text:span text:style-name="T14">0</text:span></text:p>
      <text:p text:style-name="P35">channel-group 1 mode active</text:p>
      <text:p text:style-name="P35">interface GigabitEthernet <text:span text:style-name="T14">0</text:span>/<text:span text:style-name="T12">1</text:span></text:p>
      <text:p text:style-name="P35">channel-group <text:span text:style-name="T12">2</text:span> mode active</text:p>
      <text:p text:style-name="P35">interface GigabitEthernet <text:span text:style-name="T14">2</text:span>/<text:span text:style-name="T14">1</text:span></text:p>
      <text:p text:style-name="P35">channel-group <text:span text:style-name="T12">2</text:span> mode active</text:p>
      <text:p text:style-name="P35">interface GigabitEthernet <text:span text:style-name="T15">0</text:span><text:span text:style-name="T14">/</text:span><text:span text:style-name="T15">2</text:span></text:p>
      <text:p text:style-name="P35">channel-group <text:span text:style-name="T14">3</text:span> mode active</text:p>
      <text:p text:style-name="P35">interface GigabitEthernet <text:span text:style-name="T14">2</text:span>/<text:span text:style-name="T14">2</text:span></text:p>
      <text:p text:style-name="P35">channel-group <text:span text:style-name="T14">3</text:span> mode active</text:p>
      <text:p text:style-name="P34"/>
      <text:p text:style-name="P33"/>
      <text:p text:style-name="Standard"/>
      <text:p text:style-name="P9">EN SW-R1 <text:span text:style-name="T4">y en SW-R2</text:span>:</text:p>
      <text:p text:style-name="P9"/>
      <text:p text:style-name="Standard">interface <text:span text:style-name="T3">range </text:span>GigabitEthernet 0/0-<text:span text:style-name="T3">2</text:span><text:tab/></text:p>
      <text:p text:style-name="Standard"><text:soft-page-break/>switchport <text:span text:style-name="T2">trunk encapsulation dot1q</text:span></text:p>
      <text:p text:style-name="P13"><text:span text:style-name="T2">switchport trunk allowed vlan 10,20,3</text:span><text:span text:style-name="T3">0</text:span></text:p>
      <text:p text:style-name="P16">end<text:tab/></text:p>
      <text:p text:style-name="P14">interface <text:span text:style-name="T3">range</text:span> GigabitEthernet <text:span text:style-name="T3">2/0-2</text:span></text:p>
      <text:p text:style-name="P14">switchport <text:span text:style-name="T2">trunk encapsulation dot1q</text:span></text:p>
      <text:p text:style-name="P21">switchport trunk allowed vlan 10,20,30</text:p>
      <text:p text:style-name="P16">end</text:p>
      <text:p text:style-name="P16"/>
      <text:p text:style-name="P19">EN SW1, SW2 y SW3:</text:p>
      <text:p text:style-name="P19"/>
      <text:p text:style-name="P19">interface range gigabitEthernet 0/0-3</text:p>
      <text:p text:style-name="P20">switchport <text:span text:style-name="T2">trunk encapsulation dot1q</text:span></text:p>
      <text:p text:style-name="P20"><text:span text:style-name="T2">switchport trunk allowed vlan 10,20,3</text:span><text:span text:style-name="T3">0</text:span></text:p>
      <text:p text:style-name="P20"/>
      <text:p text:style-name="P2"/>
      <text:p text:style-name="P2">Ahora <text:span text:style-name="T5">haré VRRP en los SW de capa nucleo</text:span>:</text:p>
      <text:p text:style-name="P2"/>
      <text:p text:style-name="P2">En SW-R1:</text:p>
      <text:p text:style-name="P2"/>
      <text:p text:style-name="P2">SW-R1(config)#interface vlan 10</text:p>
      <text:p text:style-name="P2">SW-R1(config-if)#ip address 10.73.0.25<text:span text:style-name="T6">3</text:span> 255.255.192.0</text:p>
      <text:p text:style-name="P39">no shut<text:tab/>down</text:p>
      <text:p text:style-name="P2">SW-R1(config-if)#vrrp 10 ip 10.73.0.254 <text:s text:c="9"/></text:p>
      <text:p text:style-name="P2">SW-R1(config-if)#vrrp 10 priority 1</text:p>
      <text:p text:style-name="P6">end</text:p>
      <text:p text:style-name="P2">SW-R1(config)#interface vlan 20</text:p>
      <text:p text:style-name="P1">SW-R1(config-if)#ip address 10.73.<text:span text:style-name="T18">64</text:span>.253 255.255.224.0</text:p>
      <text:p text:style-name="P39">no shut<text:tab/>down</text:p>
      <text:p text:style-name="P1">SW-R1(config-if)#vrrp 20 ip 10.73.<text:span text:style-name="T18">64</text:span>.254</text:p>
      <text:p text:style-name="P1">SW-R1(config-if)#vrrp 20 priority 1</text:p>
      <text:p text:style-name="P5">end</text:p>
      <text:p text:style-name="P5"/>
      <text:p text:style-name="P1">SW-R1(config)#interface vlan 30 <text:s text:c="2"/></text:p>
      <text:p text:style-name="P1">SW-R1(config-if)#ip address 10.73.<text:span text:style-name="T18">96</text:span>.253 255.255.248.0</text:p>
      <text:p text:style-name="P39">no shut<text:tab/>down</text:p>
      <text:p text:style-name="P2">SW-R1(config-if)#vrrp 30 ip 10.73.<text:span text:style-name="T18">96</text:span>.254</text:p>
      <text:p text:style-name="P2">SW-R1(config-if)#vrrp 30 priority 1</text:p>
      <text:p text:style-name="P6">end</text:p>
      <text:p text:style-name="P6"/>
      <text:p text:style-name="P4"><text:span text:style-name="T7">Lo mismo en SW-R2(1 valor menos de ip)</text:span>:</text:p>
      <text:p text:style-name="P4"/>
      <text:p text:style-name="P4">SW-R<text:span text:style-name="T7">2</text:span>(config)#interface vlan 10</text:p>
      <text:p text:style-name="P4">SW-R<text:span text:style-name="T7">2</text:span>(config-if)#ip address 10.73.0.25<text:span text:style-name="T7">2</text:span> 255.255.192.0</text:p>
      <text:p text:style-name="P39">no shut<text:tab/>down</text:p>
      <text:p text:style-name="P4">SW-R<text:span text:style-name="T7">2</text:span>(config-if)#vrrp 10 ip 10.73.0.254 <text:s text:c="9"/></text:p>
      <text:p text:style-name="P4">SW-R<text:span text:style-name="T7">2</text:span>(config-if)#vrrp 10 priority 1</text:p>
      <text:p text:style-name="P8">end</text:p>
      <text:p text:style-name="P4">SW-R<text:span text:style-name="T7">2</text:span>(config)#interface vlan 20</text:p>
      <text:p text:style-name="P3">SW-R<text:span text:style-name="T7">2</text:span>(config-if)#ip address 10.73.<text:span text:style-name="T18">64</text:span>.25<text:span text:style-name="T7">2</text:span> 255.255.224.0</text:p>
      <text:p text:style-name="P39">no shut<text:tab/>down</text:p>
      <text:p text:style-name="P3">SW-R<text:span text:style-name="T7">2</text:span>(config-if)#vrrp 20 ip 10.73.<text:span text:style-name="T18">64</text:span>.254</text:p>
      <text:p text:style-name="P3">SW-R<text:span text:style-name="T7">2</text:span>(config-if)#vrrp 20 priority 1</text:p>
      <text:p text:style-name="P7">end</text:p>
      <text:p text:style-name="P7"/>
      <text:p text:style-name="P3">SW-R<text:span text:style-name="T7">2</text:span>(config)#interface vlan 30 <text:s text:c="2"/></text:p>
      <text:p text:style-name="P3"><text:soft-page-break/>SW-R<text:span text:style-name="T7">2</text:span>(config-if)#ip address 10.73.<text:span text:style-name="T18">96</text:span>.25<text:span text:style-name="T7">2</text:span> 255.255.248.0</text:p>
      <text:p text:style-name="P39">no shut<text:tab/>down<text:tab/></text:p>
      <text:p text:style-name="P4">SW-R<text:span text:style-name="T7">2</text:span>(config-if)#vrrp 30 ip 10.73.<text:span text:style-name="T18">96</text:span>.254</text:p>
      <text:p text:style-name="P4">SW-R<text:span text:style-name="T7">2</text:span>(config-if)#vrrp 30 priority 1</text:p>
      <text:p text:style-name="P8">end</text:p>
      <text:p text:style-name="P2"/>
      <text:p text:style-name="P2"/>
      <text:p text:style-name="P22">En SW1, SW2, SW3:</text:p>
      <text:p text:style-name="P22">SW1(config)#interface range gigabitEthernet 1/0-3</text:p>
      <text:p text:style-name="P22">SW1(config-if-range)#switchport trunk encapsulation dot1q </text:p>
      <text:p text:style-name="P22">SW1(config-if-range)#switchport trunk allowed vlan 10</text:p>
      <text:p text:style-name="P22"/>
      <text:p text:style-name="P22">SW1(config)#interface range gigabitEthernet 2/0-3</text:p>
      <text:p text:style-name="P22">SW1(config-if-range)#switchport trunk encapsulation dot1q </text:p>
      <text:p text:style-name="P22">SW1(config-if-range)#switchport trunk allowed vlan 20</text:p>
      <text:p text:style-name="P22"/>
      <text:p text:style-name="P22">SW1(config)#interface range gigabitEthernet 3/0-3</text:p>
      <text:p text:style-name="P22">SW1(config-if-range)#switchport trunk encapsulation dot1q </text:p>
      <text:p text:style-name="P22">SW1(config-if-range)#switchport trunk allowed vlan 30</text:p>
      <text:p text:style-name="P22"/>
      <text:p text:style-name="P24">En ISP1-Principal:</text:p>
      <text:p text:style-name="P24"/>
      <text:p text:style-name="P22">R<text:span text:style-name="T8">1</text:span>(config)#interface gigabitEthernet 0/0</text:p>
      <text:p text:style-name="P22">R<text:span text:style-name="T8">1</text:span>(config-if)#ip address 10.73.104.2 255.255.255.252</text:p>
      <text:p text:style-name="P22">R<text:span text:style-name="T8">1</text:span>(config-if)#no shutdown </text:p>
      <text:p text:style-name="P17"/>
      <text:p text:style-name="P17">R<text:span text:style-name="T8">1</text:span>(config)#interface gigabitEthernet 0/1</text:p>
      <text:p text:style-name="P17">R<text:span text:style-name="T8">1</text:span>(config-if)#ip address 10.73.104.6 255.255.255.252</text:p>
      <text:p text:style-name="P17">R<text:span text:style-name="T8">1</text:span>(config-if)#no shutdown </text:p>
      <text:p text:style-name="P17"/>
      <text:p text:style-name="P25">En ISP<text:span text:style-name="T9">2</text:span>-<text:span text:style-name="T9">Respaldo</text:span>:</text:p>
      <text:p text:style-name="P25"/>
      <text:p text:style-name="P23">R<text:span text:style-name="T9">2</text:span>(config)#interface gigabitEthernet 0/0</text:p>
      <text:p text:style-name="P23">R<text:span text:style-name="T9">2</text:span>(config-if)#ip address 10.73.104.<text:span text:style-name="T9">10</text:span> 255.255.255.252</text:p>
      <text:p text:style-name="P23">R<text:span text:style-name="T9">2</text:span>(config-if)#no shutdown </text:p>
      <text:p text:style-name="P18"/>
      <text:p text:style-name="P18">R(config)#interface gigabitEthernet 0/1</text:p>
      <text:p text:style-name="P18">R<text:span text:style-name="T9">2</text:span>(config-if)#ip address 10.73.104.<text:span text:style-name="T9">14</text:span> 255.255.255.252</text:p>
      <text:p text:style-name="P18">R<text:span text:style-name="T9">2</text:span>(config-if)#no shutdown </text:p>
      <text:p text:style-name="P27"/>
      <text:p text:style-name="P26">SW-R1(config)#interface gigabitEthernet 1/0</text:p>
      <text:p text:style-name="P26">SW-R1(config-if)#no switchport <text:tab/><text:tab/><text:tab/> <text:s text:c="3"/>//<text:span text:style-name="T10">Hace que el switch se comporte como router</text:span></text:p>
      <text:p text:style-name="P26">SW-R1(config-if)#ip address 10.73.104.1 255.255.255.252</text:p>
      <text:p text:style-name="P26">SW-R1(config-if)#no shutdown</text:p>
      <text:p text:style-name="P26"/>
      <text:p text:style-name="P26">SW-R1(config)#interface gigabitEthernet 1/1</text:p>
      <text:p text:style-name="P26">SW-R1(config-if)#no switchport </text:p>
      <text:p text:style-name="P26">SW-R1(config-if)#ip address 10.73.104.9 255.255.255.252</text:p>
      <text:p text:style-name="P26">SW-R1(config-if)#no shu</text:p>
      <text:p text:style-name="P26">SW-R1(config-if)#no shutdown </text:p>
      <text:p text:style-name="P26"/>
      <text:p text:style-name="P26">SW-R2(config)#interface gigabitEthernet 1/0</text:p>
      <text:p text:style-name="P26"><text:soft-page-break/>SW-R2(config-if)#no switchport </text:p>
      <text:p text:style-name="P26">SW-R2(config-if)#ip address 10.73.104.5 255.255.255.252</text:p>
      <text:p text:style-name="P26">SW-R2(config-if)#no shutdown <text:s/></text:p>
      <text:p text:style-name="P26"/>
      <text:p text:style-name="P26">SW-R2(config)#interface gigabitEthernet 1/1</text:p>
      <text:p text:style-name="P26">SW-R2(config-if)#no switchport </text:p>
      <text:p text:style-name="P27">SW-R2(config-if)#ip address 10.73.104.13 255.255.255.252</text:p>
      <text:p text:style-name="P27">SW-R2(config-if)#no shutdown </text:p>
      <text:p text:style-name="P26"/>
      <text:p text:style-name="P28">En SW1, SW2 y SW3:</text:p>
      <text:p text:style-name="P28">SW1(config)#interface range gigabitEthernet 1/0-3</text:p>
      <text:p text:style-name="P28">SW1(config-if-range)#switchport mode access </text:p>
      <text:p text:style-name="P28">SW1(config-if-range)#switchport access vlan 10</text:p>
      <text:p text:style-name="P28"/>
      <text:p text:style-name="P28">SW1(config)#interface range gigabitEthernet 2/0-3</text:p>
      <text:p text:style-name="P28">SW1(config-if-range)#switchport mode access </text:p>
      <text:p text:style-name="P28">SW1(config-if-range)#switchport access vlan 20</text:p>
      <text:p text:style-name="P28"/>
      <text:p text:style-name="P28">SW1(config)#interface range gigabitEthernet 3/0-3</text:p>
      <text:p text:style-name="P28">SW1(config-if-range)#switchport mode access </text:p>
      <text:p text:style-name="P28">SW1(config-if-range)#switchport access vlan 30</text:p>
      <text:p text:style-name="P26"/>
      <text:p text:style-name="P11">STP:</text:p>
      <text:p text:style-name="P11">SW1(config)#spanning-tree mode rapid-pvst </text:p>
      <text:p text:style-name="P11">SW1(config)#interface gigabitEthernet 1/0 <text:s text:c="7"/></text:p>
      <text:p text:style-name="P11">SW1(config-if)#spanning-tree portfast</text:p>
      <text:p text:style-name="P12">SW1(config)#interface gigabitEthernet <text:span text:style-name="T11">2</text:span>/0 <text:s text:c="7"/></text:p>
      <text:p text:style-name="P12">SW1(config-if)#spanning-tree portfast</text:p>
      <text:p text:style-name="P12">SW1(config)#interface gigabitEthernet <text:span text:style-name="T11">3</text:span>/0 <text:s text:c="7"/></text:p>
      <text:p text:style-name="P12">SW1(config-if)#spanning-tree portfast</text:p>
      <text:p text:style-name="P12"/>
      <text:p text:style-name="P29">SW-R1(config)#spanning-tree vlan 10 root primary </text:p>
      <text:p text:style-name="P29">SW-R1(config)#spanning-tree vlan 20 root primary </text:p>
      <text:p text:style-name="P30">SW-R2(config)#spanning-tree vlan 30 root primary</text:p>
      <text:p text:style-name="P30"/>
      <text:p text:style-name="P30">SW-R1(config)#ip route 0.0.0.0 0.0.0.0 10.73.104.2 <text:s text:c="3"/></text:p>
      <text:p text:style-name="P30">SW-R1(config)#ip route 0.0.0.0 0.0.0.0 10.73.104.10 10</text:p>
      <text:p text:style-name="P30"/>
      <text:p text:style-name="P30">SW-R2(config)#ip route 0.0.0.0 0.0.0.0 10.73.104.6 <text:s text:c="4"/></text:p>
      <text:p text:style-name="P30">SW-R2(config)#ip route 0.0.0.0 0.0.0.0 10.73.104.14 10 </text:p>
      <text:p text:style-name="P30"/>
      <text:p text:style-name="P31">En R1 y R2:</text:p>
      <text:p text:style-name="P31">R1(config)#interface loopback 1 <text:s text:c="17"/></text:p>
      <text:p text:style-name="P31">R1(config)#ip address 99.99.99.99 255.255.255.255</text:p>
      <text:p text:style-name="P31"/>
      <text:p text:style-name="P31">R1(config)#ip route 10.73.0.0 255.255.192.0 10.73.104.1</text:p>
      <text:p text:style-name="P31">R1(config)#ip route 10.73.0.0 255.255.192.0 10.73.104.5 10</text:p>
      <text:p text:style-name="P31">R1(config)#ip route 10.73.64.0 255.255.224.0 10.73.104.1 <text:s text:c="6"/></text:p>
      <text:p text:style-name="P31">R1(config)#ip route 10.73.64.0 255.255.224.0 10.73.104.5 10</text:p>
      <text:p text:style-name="P31">R1(config)#ip route 10.73.96.0 255.255.248.0 10.73.104.1 10</text:p>
      <text:p text:style-name="P31">R1(config)#ip route 10.73.96.0 255.255.248.0 10.73.104.5 <text:s/></text:p>
      <text:p text:style-name="P31"/>
      <text:p text:style-name="P31"><text:soft-page-break/>R2(config)#ip route 10.73.0.0 255.255.192.0 10.73.104.9</text:p>
      <text:p text:style-name="P31">R2(config)#ip route 10.73.0.0 255.255.192.0 10.73.104.13 10</text:p>
      <text:p text:style-name="P31">R2(config)#ip route 10.73.64.0 255.255.224.0 10.73.104.9 <text:s text:c="2"/></text:p>
      <text:p text:style-name="P31">R2(config)#ip route 10.73.64.0 255.255.224.0 10.73.104.13 10</text:p>
      <text:p text:style-name="P31">R2(config)#ip route 10.73.96.0 255.255.248.0 10.73.104.13 <text:s text:c="2"/></text:p>
      <text:p text:style-name="P31">R2(config)#ip route 10.73.96.0 255.255.248.0 10.73.104.9 10</text:p>
      <text:p text:style-name="P31"/>
      <text:p text:style-name="P31"/>
      <text:p text:style-name="P31"/>
      <text:p text:style-name="P31"/>
      <text:p text:style-name="P32">SACAR MODO TRUNK En las interfaces entre Sw1 y pcs, y demás sw y pcs.</text:p>
      <text:p text:style-name="P32"/>
      <text:p text:style-name="P32">HACER LACP</text:p>
      <text:p text:style-name="P15"/>
      <text:p text:style-name="P16"/>
      <text:p text:style-name="P1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09:14:36.000559289</meta:creation-date>
    <dc:date>2023-03-20T11:42:37.161793677</dc:date>
    <meta:editing-duration>PT5H1M6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6" meta:paragraph-count="168" meta:word-count="634" meta:character-count="6254" meta:non-whitespace-character-count="5665"/>
  </office:meta>
</office:document-meta>
</file>